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0.5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0.5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10.5cm"/>
    </style:style>
    <style:style style:name="gr4" style:family="graphic" style:parent-style-name="standard">
      <style:graphic-properties draw:textarea-horizontal-align="justify" draw:textarea-vertical-align="middle" draw:auto-grow-height="false" fo:min-height="16.25cm" fo:min-width="0.5cm"/>
    </style:style>
    <style:style style:name="gr5" style:family="graphic" style:parent-style-name="standard">
      <style:graphic-properties draw:textarea-horizontal-align="justify" draw:textarea-vertical-align="middle" draw:auto-grow-height="false" fo:min-height="8.15cm" fo:min-width="0.3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1.6cm" svg:x="7.1cm" svg:y="4cm">
          <text:p text:style-name="P1">Le marché noi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1.5cm" svg:x="7.1cm" svg:y="6.3cm">
          <text:p text:style-name="P1">Le village glacé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1.5cm" svg:x="7.1cm" svg:y="8.6cm">
          <text:p text:style-name="P1">? ? ?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cm" svg:height="1.7cm" svg:x="7.1cm" svg:y="10.9cm">
          <text:p text:style-name="P1">Les bêtes dangereu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6.5cm" svg:x="19.9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1.5cm" svg:x="7.1cm" svg:y="13.5cm">
          <text:p text:style-name="P1">? ? 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1.5cm" svg:x="7.1cm" svg:y="15.9cm">
          <text:p text:style-name="P1">? ? 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cm" svg:height="1.5cm" svg:x="7.2cm" svg:y="18.3cm">
          <text:p text:style-name="P1">? ? ?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cm" svg:height="8.4cm" svg:x="20cm" svg:y="11.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.7cm" svg:height="1.3cm" svg:x="8.7cm" svg:y="1.6cm">
          <draw:text-box>
            <text:p>Écran d’avancement des quête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1T22:28:44.236000000</meta:creation-date>
    <meta:editing-cycles>1</meta:editing-cycles>
    <meta:editing-duration>PT12M2S</meta:editing-duration>
    <dc:date>2020-06-21T23:42:23.794000000</dc:date>
    <meta:document-statistic meta:object-count="10"/>
    <meta:generator>LibreOffice/6.3.0.4$Windows_X86_64 LibreOffice_project/057fc023c990d676a43019934386b85b21a9ee99</meta:generator>
  </office:meta>
</office:document-meta>
</file>